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color="#2a6099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2a6099" loext:opacity="100%" style:font-name="Liberation Mono" fo:font-size="20pt" style:font-size-asian="20pt" style:font-size-complex="20pt"/>
    </style:style>
    <style:style style:name="T4" style:family="text">
      <style:text-properties style:font-name="Liberation Mono" fo:font-size="20pt" style:font-size-asian="20pt" style:font-size-complex="20pt"/>
    </style:style>
    <style:style style:name="T5" style:family="text">
      <style:text-properties fo:color="#808080" loext:opacity="100%" style:font-name="Liberation Mono" fo:font-size="20pt" style:font-size-asian="20pt" style:font-size-complex="20pt"/>
    </style:style>
    <style:style style:name="T6" style:family="text">
      <style:text-properties fo:color="#ff8000" loext:opacity="100%" style:font-name="Liberation Mono"/>
    </style:style>
    <style:style style:name="T7" style:family="text">
      <style:text-properties style:font-name="Liberation Mono"/>
    </style:style>
    <style:style style:name="T8" style:family="text">
      <style:text-properties fo:color="#2a6099" loext:opacity="100%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6.35cm" presentation:class="title" presentation:user-transformed="true">
          <draw:text-box>
            <text:p text:style-name="P1">Массивы</text:p>
          </draw:text-box>
        </draw:frame>
        <draw:frame presentation:style-name="pr2" draw:text-style-name="P2" draw:layer="layout" svg:width="25.199cm" svg:height="2.659cm" svg:x="1.4cm" svg:y="8.771cm" presentation:class="subtitle" presentation:user-transformed="true">
          <draw:text-box>
            <text:p text:style-name="P1">Лекция 2-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Определени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Массив — структура данных, хранящая набор значений (элементов массива), идентифицируемых по индексу или набору индексов, принимающих целые (или приводимые к целым) значения из некоторого заданного непрерывного диапазон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Свойства массивов в C/C++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Непрерывность – массив занимает непрерывную область в памяти (доступ к элементам занимает постоянное время)</text:p>
              </text:list-item>
              <text:list-item>
                <text:p>Статичность – размер массива должен быть известен на этапе компиляции и не может изменяться в ходе выполнения программы (приходится делать массивы “с запасом”)</text:p>
              </text:list-item>
              <text:list-item>
                <text:p>Гомогенность – массив может хранить только один тип элементов (для гетерогенных случаев применяется массив объектов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Особенности массивов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Достоинства</text:p>
            <text:list text:style-name="L2">
              <text:list-item>
                <text:p>лёгкость вычисления адреса элемента по его индексу</text:p>
              </text:list-item>
              <text:list-item>
                <text:p>одинаковое время доступа ко всем элементам</text:p>
              </text:list-item>
              <text:list-item>
                <text:p>малый размер элементов</text:p>
              </text:list-item>
            </text:list>
            <text:p>Недостатки</text:p>
            <text:list text:continue-numbering="true" text:style-name="L2">
              <text:list-item>
                <text:p>невозможность удаления или добавления элемента без сдвига других (при использовании статических массивов)</text:p>
              </text:list-item>
              <text:list-item>
                <text:p>нет контроля выхода за границу масси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Размер массива должен быть известен на этапе компиляции</text:p>
                <text:p><text:span text:style-name="T1">int</text:span> i = 3;</text:p>
                <text:p><text:span text:style-name="T1">int</text:span> scores[i];<text:span text:style-name="T2"> // ошибка</text:span></text:p>
              </text:list-item>
              <text:list-item>
                <text:p>Индекс является целым и начинается с 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Оперирование массивами</text:p>
          </draw:text-box>
        </draw:frame>
        <draw:frame presentation:style-name="pr4" draw:text-style-name="P1" draw:layer="layout" svg:width="11.935cm" svg:height="6.475cm" svg:x="1.4cm" svg:y="3.685cm" presentation:class="outline" presentation:user-transformed="true">
          <draw:text-box>
            <text:list text:style-name="L2">
              <text:list-item>
                <text:p>Определение массива</text:p>
                <text:p><text:span text:style-name="T3">int</text:span><text:span text:style-name="T4"> scores[5];</text:span></text:p>
                <text:p><text:span text:style-name="T3">int</text:span><text:span text:style-name="T4"> scores[5] = {1, 3, 7, 4, 0};</text:span></text:p>
              </text:list-item>
              <text:list-item>
                <text:p>Доступ к элементам</text:p>
                <text:p><text:span text:style-name="T4">print(scores[3]); </text:span><text:span text:style-name="T5">// -&gt; 4</text:span></text:p>
              </text:list-item>
            </text:list>
          </draw:text-box>
        </draw:frame>
        <draw:frame presentation:style-name="pr4" draw:text-style-name="P1" draw:layer="layout" svg:width="13.84cm" svg:height="10.285cm" svg:x="12.7cm" svg:y="3.685cm" presentation:class="outline" presentation:user-transformed="true">
          <draw:text-box>
            <text:list text:style-name="L2">
              <text:list-item>
                <text:p>Перебор элементов</text:p>
                <text:p/>
                <text:p><text:span text:style-name="T6">#define</text:span><text:span text:style-name="T7"> SCORES_NUM 5</text:span></text:p>
                <text:p><text:span text:style-name="T7"/></text:p>
                <text:p><text:span text:style-name="T8">int</text:span><text:span text:style-name="T7"> scores[SCORES_NUM] = {1, 3, 7, 4, 0};</text:span></text:p>
                <text:p><text:span text:style-name="T7">for(</text:span><text:span text:style-name="T8">int</text:span><text:span text:style-name="T7"> i = 0; i &lt; SCORES_NUM; i++) {</text:span></text:p>
                <text:p><text:span text:style-name="T7"><text:s text:c="4"/></text:span><text:span text:style-name="T7">print(scores[i]);</text:span></text:p>
                <text:p><text:span text:style-name="T7"><text:s text:c="4"/></text:span><text:span text:style-name="T7">scores[i]++;</text:span></text:p>
                <text:p><text:span text:style-name="T7">}</text:span></text:p>
                <text:p><text:span text:style-name="T7"/></text:p>
              </text:list-item>
              <text:list-item>
                <text:p><text:span text:style-name="T7">Использование &lt;= - частая ошибка, приводящая к выходу за границу массив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9:05.247159799</meta:creation-date>
    <meta:generator>LibreOffice/7.3.7.2$Linux_X86_64 LibreOffice_project/30$Build-2</meta:generator>
    <dc:date>2023-03-21T10:31:21.110393758</dc:date>
    <meta:editing-duration>PT3M31S</meta:editing-duration>
    <meta:editing-cycles>3</meta:editing-cycles>
    <meta:document-statistic meta:object-count="46"/>
  </office:meta>
</office:document-meta>
</file>